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verse" table:style-name="ta1">
        <table:shapes>
          <draw:frame draw:z-index="0" draw:style-name="gr1" draw:text-style-name="P1" svg:width="159.99mm" svg:height="89.99mm" svg:x="77.63mm" svg:y="54.12mm">
            <draw:object draw:notify-on-update-of-ranges="reverse.A1:reverse.A20 reverse.B1:reverse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73.23mm" svg:y="152.67mm">
            <draw:object draw:notify-on-update-of-ranges="reverse.A37:reverse.A56 reverse.B37:reverse.B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71.86mm" svg:y="257.31mm">
            <draw:object draw:notify-on-update-of-ranges="reverse.A60:reverse.A79 reverse.B60:reverse.B7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68.28mm" svg:y="361.45mm">
            <draw:object draw:notify-on-update-of-ranges="reverse.A82:reverse.A101 reverse.B82:reverse.B1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0478029251098633" calcext:value-type="float">
            <text:p>0.00000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0481605529785156" calcext:value-type="float">
            <text:p>0.00000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00598430633544922" calcext:value-type="float">
            <text:p>0.00000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000973939895629883" calcext:value-type="float">
            <text:p>0.00001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00118494033813477" calcext:value-type="float">
            <text:p>0.00001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00139117240905762" calcext:value-type="float">
            <text:p>0.000014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00165700912475586" calcext:value-type="float">
            <text:p>0.00001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0019681453704834" calcext:value-type="float">
            <text:p>0.000020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000218629837036133" calcext:value-type="float">
            <text:p>0.00002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00275015830993652" calcext:value-type="float">
            <text:p>0.000028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000267744064331055" calcext:value-type="float">
            <text:p>0.00002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00292181968688965" calcext:value-type="float">
            <text:p>0.000029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000319600105285645" calcext:value-type="float">
            <text:p>0.00003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00335693359375" calcext:value-type="float">
            <text:p>0.00003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000397801399230957" calcext:value-type="float">
            <text:p>0.000040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00395655632019043" calcext:value-type="float">
            <text:p>0.000040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000443696975708008" calcext:value-type="float">
            <text:p>0.00004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00516057014465332" calcext:value-type="float">
            <text:p>0.000052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000506997108459473" calcext:value-type="float">
            <text:p>0.00005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00530362129211426" calcext:value-type="float">
            <text:p>0.000053</text:p>
          </table:table-cell>
        </table:table-row>
        <table:table-row table:style-name="ro1" table:number-rows-repeated="13">
          <table:table-cell table:number-columns-repeated="2"/>
        </table:table-row>
        <table:table-row table:style-name="ro1">
          <table:table-cell/>
          <table:table-cell office:value-type="string" calcext:value-type="string">
            <text:p>Colin revers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106329917907715" calcext:value-type="float">
            <text:p>0.00106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21620512008667" calcext:value-type="float">
            <text:p>0.00216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313189029693604" calcext:value-type="float">
            <text:p>0.00313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419903993606568" calcext:value-type="float">
            <text:p>0.00419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525647401809693" calcext:value-type="float">
            <text:p>0.00525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631263256072998" calcext:value-type="float">
            <text:p>0.006313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733742713928223" calcext:value-type="float">
            <text:p>0.00733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844662189483643" calcext:value-type="float">
            <text:p>0.008447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0953506231307983" calcext:value-type="float">
            <text:p>0.00953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105955719947815" calcext:value-type="float">
            <text:p>0.010596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116203784942627" calcext:value-type="float">
            <text:p>0.011620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126986742019653" calcext:value-type="float">
            <text:p>0.012699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1370609998703" calcext:value-type="float">
            <text:p>0.01370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150115728378296" calcext:value-type="float">
            <text:p>0.015012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159171342849731" calcext:value-type="float">
            <text:p>0.01591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169063806533813" calcext:value-type="float">
            <text:p>0.016906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180274844169617" calcext:value-type="float">
            <text:p>0.018027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191093444824219" calcext:value-type="float">
            <text:p>0.019109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201750636100769" calcext:value-type="float">
            <text:p>0.02017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217872977256775" calcext:value-type="float">
            <text:p>0.02178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Kai revers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Default" office:value-type="float" office:value="0.00106329917907715" calcext:value-type="float">
            <text:p>0.00106329917907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Default" office:value-type="float" office:value="0.0021620512008667" calcext:value-type="float">
            <text:p>0.00216205120086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style-name="Default" office:value-type="float" office:value="0.00313189029693604" calcext:value-type="float">
            <text:p>0.00313189029693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Default" office:value-type="float" office:value="0.00419903993606568" calcext:value-type="float">
            <text:p>0.00419903993606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style-name="Default" office:value-type="float" office:value="0.00525647401809693" calcext:value-type="float">
            <text:p>0.00525647401809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Default" office:value-type="float" office:value="0.00631263256072998" calcext:value-type="float">
            <text:p>0.00631263256073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style-name="Default" office:value-type="float" office:value="0.00733742713928223" calcext:value-type="float">
            <text:p>0.00733742713928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Default" office:value-type="float" office:value="0.00844662189483643" calcext:value-type="float">
            <text:p>0.00844662189483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style-name="Default" office:value-type="float" office:value="0.00953506231307983" calcext:value-type="float">
            <text:p>0.0095350623130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Default" office:value-type="float" office:value="0.0105955719947815" calcext:value-type="float">
            <text:p>0.010595571994782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style-name="Default" office:value-type="float" office:value="0.0116203784942627" calcext:value-type="float">
            <text:p>0.01162037849426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Default" office:value-type="float" office:value="0.0126986742019653" calcext:value-type="float">
            <text:p>0.01269867420196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style-name="Default" office:value-type="float" office:value="0.01370609998703" calcext:value-type="float">
            <text:p>0.0137060999870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style-name="Default" office:value-type="float" office:value="0.0150115728378296" calcext:value-type="float">
            <text:p>0.0150115728378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style-name="Default" office:value-type="float" office:value="0.0159171342849731" calcext:value-type="float">
            <text:p>0.01591713428497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style-name="Default" office:value-type="float" office:value="0.0169063806533813" calcext:value-type="float">
            <text:p>0.016906380653381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style-name="Default" office:value-type="float" office:value="0.0180274844169617" calcext:value-type="float">
            <text:p>0.018027484416962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style-name="Default" office:value-type="float" office:value="0.0191093444824219" calcext:value-type="float">
            <text:p>0.019109344482422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style-name="Default" office:value-type="float" office:value="0.0201750636100769" calcext:value-type="float">
            <text:p>0.02017506361007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Default" office:value-type="float" office:value="0.0217872977256775" calcext:value-type="float">
            <text:p>0.02178729772567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Kai reverse – pop directly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Default" office:value-type="float" office:value="0.00143153667449951" calcext:value-type="float">
            <text:p>0.001431536674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Default" office:value-type="float" office:value="0.00290732383728027" calcext:value-type="float">
            <text:p>0.0029073238372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style-name="Default" office:value-type="float" office:value="0.00420764684677124" calcext:value-type="float">
            <text:p>0.00420764684677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Default" office:value-type="float" office:value="0.00563324689865112" calcext:value-type="float">
            <text:p>0.00563324689865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style-name="Default" office:value-type="float" office:value="0.00697662830352783" calcext:value-type="float">
            <text:p>0.00697662830352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Default" office:value-type="float" office:value="0.00837994813919068" calcext:value-type="float">
            <text:p>0.008379948139191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style-name="Default" office:value-type="float" office:value="0.00979748964309692" calcext:value-type="float">
            <text:p>0.00979748964309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Default" office:value-type="float" office:value="0.0113489985466003" calcext:value-type="float">
            <text:p>0.011348998546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style-name="Default" office:value-type="float" office:value="0.0128016948699951" calcext:value-type="float">
            <text:p>0.01280169486999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Default" office:value-type="float" office:value="0.0140152454376221" calcext:value-type="float">
            <text:p>0.014015245437622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style-name="Default" office:value-type="float" office:value="0.0155184388160706" calcext:value-type="float">
            <text:p>0.01551843881607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style-name="Default" office:value-type="float" office:value="0.0171516180038452" calcext:value-type="float">
            <text:p>0.01715161800384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table:style-name="Default" office:value-type="float" office:value="0.018805992603302" calcext:value-type="float">
            <text:p>0.01880599260330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style-name="Default" office:value-type="float" office:value="0.0197872519493103" calcext:value-type="float">
            <text:p>0.01978725194931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table:style-name="Default" office:value-type="float" office:value="0.021299421787262" calcext:value-type="float">
            <text:p>0.021299421787262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style-name="Default" office:value-type="float" office:value="0.0226233005523682" calcext:value-type="float">
            <text:p>0.022623300552368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table:style-name="Default" office:value-type="float" office:value="0.024052894115448" calcext:value-type="float">
            <text:p>0.02405289411544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style-name="Default" office:value-type="float" office:value="0.0255151510238647" calcext:value-type="float">
            <text:p>0.025515151023865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table:style-name="Default" office:value-type="float" office:value="0.0268387913703918" calcext:value-type="float">
            <text:p>0.02683879137039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Default" office:value-type="float" office:value="0.0283810138702393" calcext:value-type="float">
            <text:p>0.028381013870239</text:p>
          </table:table-cell>
        </table:table-row>
        <table:table-row table:style-name="ro1" table:number-rows-repeated="104847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merge_sort" table:style-name="ta1">
        <table:shapes>
          <draw:frame draw:z-index="0" draw:style-name="gr1" draw:text-style-name="P1" svg:width="159.99mm" svg:height="89.99mm" svg:x="69.84mm" svg:y="117.33mm">
            <draw:object draw:notify-on-update-of-ranges="merge_sort.A26:merge_sort.A45 merge_sort.B26:merge_sort.B4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46.16mm" svg:y="10.03mm">
            <draw:object draw:notify-on-update-of-ranges="merge_sort.A3:merge_sort.A22 merge_sort.B3:merge_sort.B2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ython timsor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20378589630127" calcext:value-type="float">
            <text:p>0.00203785896301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429712533950806" calcext:value-type="float">
            <text:p>0.00429712533950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660542249679566" calcext:value-type="float">
            <text:p>0.00660542249679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934441089630127" calcext:value-type="float">
            <text:p>0.009344410896301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118625044822693" calcext:value-type="float">
            <text:p>0.011862504482269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144827485084534" calcext:value-type="float">
            <text:p>0.014482748508453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174512505531311" calcext:value-type="float">
            <text:p>0.01745125055313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204499006271362" calcext:value-type="float">
            <text:p>0.02044990062713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234105348587036" calcext:value-type="float">
            <text:p>0.02341053485870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262785196304321" calcext:value-type="float">
            <text:p>0.026278519630432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295626282691956" calcext:value-type="float">
            <text:p>0.02956262826919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324939727783203" calcext:value-type="float">
            <text:p>0.03249397277832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350197315216064" calcext:value-type="float">
            <text:p>0.03501973152160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407127857208252" calcext:value-type="float">
            <text:p>0.040712785720825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413282752037048" calcext:value-type="float">
            <text:p>0.041328275203705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442038536071777" calcext:value-type="float">
            <text:p>0.044203853607178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479154348373413" calcext:value-type="float">
            <text:p>0.04791543483734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503749966621399" calcext:value-type="float">
            <text:p>0.05037499666214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53644335269928" calcext:value-type="float">
            <text:p>0.05364433526992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56782865524292" calcext:value-type="float">
            <text:p>0.05678286552429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in merge sor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49070942401886" calcext:value-type="float">
            <text:p>0.04907094240188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02617526054382" calcext:value-type="float">
            <text:p>0.10261752605438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160116732120514" calcext:value-type="float">
            <text:p>0.16011673212051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221399521827698" calcext:value-type="float">
            <text:p>0.221399521827698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283692812919617" calcext:value-type="float">
            <text:p>0.28369281291961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343800699710846" calcext:value-type="float">
            <text:p>0.343800699710846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4054567694664" calcext:value-type="float">
            <text:p>0.405456769466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466533374786377" calcext:value-type="float">
            <text:p>0.466533374786377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532065165042877" calcext:value-type="float">
            <text:p>0.53206516504287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598036074638367" calcext:value-type="float">
            <text:p>0.598036074638367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65882842540741" calcext:value-type="float">
            <text:p>0.6588284254074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724157452583313" calcext:value-type="float">
            <text:p>0.724157452583313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811610496044159" calcext:value-type="float">
            <text:p>0.811610496044159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886762177944183" calcext:value-type="float">
            <text:p>0.88676217794418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931760191917419" calcext:value-type="float">
            <text:p>0.93176019191741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.01682685613632" calcext:value-type="float">
            <text:p>1.01682685613632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.06495312452316" calcext:value-type="float">
            <text:p>1.0649531245231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.14144420623779" calcext:value-type="float">
            <text:p>1.14144420623779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1.19079787731171" calcext:value-type="float">
            <text:p>1.1907978773117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.30197205543518" calcext:value-type="float">
            <text:p>1.30197205543518</text:p>
          </table:table-cell>
        </table:table-row>
      </table:table>
      <table:table table:name="selection_sort" table:style-name="ta1">
        <table:shapes>
          <draw:frame draw:z-index="0" draw:style-name="gr1" draw:text-style-name="P1" svg:width="159.99mm" svg:height="89.99mm" svg:x="67.36mm" svg:y="107.25mm">
            <draw:object draw:notify-on-update-of-ranges="selection_sort.A25:selection_sort.A44 selection_sort.B25:selection_sort.B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`</text:p>
          </table:table-cell>
          <table:table-cell/>
        </table:table-row>
        <table:table-row table:style-name="ro1" table:number-rows-repeated="21">
          <table:table-cell table:number-columns-repeated="2"/>
        </table:table-row>
        <table:table-row table:style-name="ro1">
          <table:table-cell office:value-type="string" calcext:value-type="string">
            <text:p>Colin selection sor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766168832778931" calcext:value-type="float">
            <text:p>0.00766168832778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82338976860046" calcext:value-type="float">
            <text:p>0.02823389768600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624373078346252" calcext:value-type="float">
            <text:p>0.0624373078346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13608610630035" calcext:value-type="float">
            <text:p>0.11360861063003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174583923816681" calcext:value-type="float">
            <text:p>0.17458392381668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251344859600067" calcext:value-type="float">
            <text:p>0.25134485960006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337862372398376" calcext:value-type="float">
            <text:p>0.33786237239837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439311408996582" calcext:value-type="float">
            <text:p>0.43931140899658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563469278812408" calcext:value-type="float">
            <text:p>0.56346927881240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692076873779297" calcext:value-type="float">
            <text:p>0.692076873779297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837706279754639" calcext:value-type="float">
            <text:p>0.83770627975463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99552446603775" calcext:value-type="float">
            <text:p>0.9955244660377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.17390093803406" calcext:value-type="float">
            <text:p>1.173900938034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34182040691376" calcext:value-type="float">
            <text:p>1.34182040691376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.54961423873901" calcext:value-type="float">
            <text:p>1.5496142387390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75046730041504" calcext:value-type="float">
            <text:p>1.75046730041504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.99687157869339" calcext:value-type="float">
            <text:p>1.9968715786933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22951233386993" calcext:value-type="float">
            <text:p>2.22951233386993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2.48935866355896" calcext:value-type="float">
            <text:p>2.4893586635589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74155429601669" calcext:value-type="float">
            <text:p>2.741554296016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2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3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14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15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16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17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18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19">
      <number:number number:decimal-places="3" loext:min-decimal-places="3" number:min-integer-digits="1" number:grouping="true"/>
    </number:number-style>
    <number:number-style style:name="N120">
      <number:number number:decimal-places="4" loext:min-decimal-places="4" number:min-integer-digits="1" number:grouping="true"/>
    </number:number-style>
    <number:number-style style:name="N121">
      <number:number number:decimal-places="5" loext:min-decimal-places="5" number:min-integer-digits="1" number:grouping="true"/>
    </number:number-style>
    <number:number-style style:name="N122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11:53:41.244305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5-22T17:17:57.849477067</dc:date>
    <meta:editing-duration>PT1H26M59S</meta:editing-duration>
    <meta:editing-cycles>5</meta:editing-cycles>
    <meta:document-statistic meta:table-count="3" meta:cell-count="287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88cm" svg:y="0.316cm" chart:style-name="ch2">
          <text:p>Builtin reverse</text:p>
        </chart:title>
        <chart:legend chart:legend-position="end" svg:x="13.737cm" svg:y="4.201cm" style:legend-expansion="high" chart:style-name="ch3"/>
        <chart:plot-area chart:style-name="ch4" table:cell-range-address="reverse.A1:reverse.B20" chart:data-source-has-labels="column" svg:x="0.32cm" svg:y="1.275cm" svg:width="13.097cm" svg:height="7.545cm">
          <chartooo:coordinate-region svg:x="1.973cm" svg:y="1.275cm" svg:width="11.304cm" svg:height="6.03cm"/>
          <chart:axis chart:dimension="x" chart:name="primary-x" chart:style-name="ch5" chartooo:axis-type="auto">
            <chartooo:date-scale/>
            <chart:categories table:cell-range-address="reverse.A1:reverse.A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verse.B1:reverse.B20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reverse.A1:reverse.A20</svg:desc>
                </draw:g>
              </table:table-cell>
              <table:table-cell office:value-type="float" office:value="0.00000478029251098633">
                <text:p>0.00000478029251098633</text:p>
                <draw:g>
                  <svg:desc>reverse.B1:reverse.B20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481605529785156">
                <text:p>0.0000048160552978515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000598430633544922">
                <text:p>0.0000059843063354492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000973939895629883">
                <text:p>0.0000097393989562988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00118494033813477">
                <text:p>0.000011849403381347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00139117240905762">
                <text:p>0.0000139117240905762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00165700912475586">
                <text:p>0.000016570091247558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0019681453704834">
                <text:p>0.000019681453704834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000218629837036133">
                <text:p>0.00002186298370361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00275015830993652">
                <text:p>0.0000275015830993652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0000267744064331055">
                <text:p>0.000026774406433105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000292181968688965">
                <text:p>0.0000292181968688965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0000319600105285645">
                <text:p>0.000031960010528564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000335693359375">
                <text:p>0.0000335693359375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000397801399230957">
                <text:p>0.000039780139923095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000395655632019043">
                <text:p>0.0000395655632019043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0.0000443696975708008">
                <text:p>0.000044369697570800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000516057014465332">
                <text:p>0.0000516057014465332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0.0000506997108459473">
                <text:p>0.000050699710845947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530362129211426">
                <text:p>0.00005303621292114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94cm" svg:y="0.316cm" chart:style-name="ch2">
          <text:p>Colin reverse</text:p>
        </chart:title>
        <chart:legend chart:legend-position="end" svg:x="13.737cm" svg:y="4.201cm" style:legend-expansion="high" chart:style-name="ch3"/>
        <chart:plot-area chart:style-name="ch4" table:cell-range-address="reverse.A37:reverse.B56" chart:data-source-has-labels="column" svg:x="0.32cm" svg:y="1.275cm" svg:width="13.097cm" svg:height="7.545cm">
          <chartooo:coordinate-region svg:x="1.973cm" svg:y="1.275cm" svg:width="11.304cm" svg:height="6.03cm"/>
          <chart:axis chart:dimension="x" chart:name="primary-x" chart:style-name="ch5" chartooo:axis-type="auto">
            <chartooo:date-scale/>
            <chart:categories table:cell-range-address="reverse.A37:reverse.A5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verse.B37:reverse.B56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reverse.A37:reverse.A56</svg:desc>
                </draw:g>
              </table:table-cell>
              <table:table-cell office:value-type="float" office:value="0.00106329917907715">
                <text:p>0.00106329917907715</text:p>
                <draw:g>
                  <svg:desc>reverse.B37:reverse.B56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21620512008667">
                <text:p>0.002162051200866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313189029693604">
                <text:p>0.0031318902969360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419903993606568">
                <text:p>0.0041990399360656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525647401809693">
                <text:p>0.0052564740180969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631263256072998">
                <text:p>0.00631263256072998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733742713928223">
                <text:p>0.0073374271392822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844662189483643">
                <text:p>0.0084466218948364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0953506231307983">
                <text:p>0.0095350623130798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105955719947815">
                <text:p>0.0105955719947815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0116203784942627">
                <text:p>0.011620378494262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126986742019653">
                <text:p>0.012698674201965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01370609998703">
                <text:p>0.0137060999870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150115728378296">
                <text:p>0.0150115728378296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159171342849731">
                <text:p>0.015917134284973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169063806533813">
                <text:p>0.0169063806533813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0.0180274844169617">
                <text:p>0.0180274844169617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191093444824219">
                <text:p>0.0191093444824219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0.0201750636100769">
                <text:p>0.020175063610076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217872977256775">
                <text:p>0.02178729772567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79cm" svg:y="0.316cm" chart:style-name="ch2">
          <text:p>Kai reverse</text:p>
        </chart:title>
        <chart:legend chart:legend-position="end" svg:x="13.737cm" svg:y="4.201cm" style:legend-expansion="high" chart:style-name="ch3"/>
        <chart:plot-area chart:style-name="ch4" table:cell-range-address="reverse.A60:reverse.B79" chart:data-source-has-labels="column" svg:x="0.32cm" svg:y="1.275cm" svg:width="13.097cm" svg:height="7.545cm">
          <chartooo:coordinate-region svg:x="1.418cm" svg:y="1.275cm" svg:width="11.859cm" svg:height="6.03cm"/>
          <chart:axis chart:dimension="x" chart:name="primary-x" chart:style-name="ch5" chartooo:axis-type="auto">
            <chartooo:date-scale/>
            <chart:categories table:cell-range-address="reverse.A60:reverse.A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erse.B60:reverse.B79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reverse.A60:reverse.A79</svg:desc>
                </draw:g>
              </table:table-cell>
              <table:table-cell office:value-type="float" office:value="0.00106329917907715">
                <text:p>0.00106329917907715</text:p>
                <draw:g>
                  <svg:desc>reverse.B60:reverse.B79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21620512008667">
                <text:p>0.002162051200866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313189029693604">
                <text:p>0.0031318902969360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419903993606568">
                <text:p>0.0041990399360656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525647401809693">
                <text:p>0.0052564740180969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631263256072998">
                <text:p>0.00631263256072998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733742713928223">
                <text:p>0.0073374271392822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844662189483643">
                <text:p>0.0084466218948364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0953506231307983">
                <text:p>0.0095350623130798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105955719947815">
                <text:p>0.0105955719947815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0116203784942627">
                <text:p>0.0116203784942627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126986742019653">
                <text:p>0.012698674201965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01370609998703">
                <text:p>0.0137060999870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150115728378296">
                <text:p>0.0150115728378296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159171342849731">
                <text:p>0.015917134284973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169063806533813">
                <text:p>0.0169063806533813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0.0180274844169617">
                <text:p>0.0180274844169617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191093444824219">
                <text:p>0.0191093444824219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0.0201750636100769">
                <text:p>0.020175063610076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217872977256775">
                <text:p>0.02178729772567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81cm" svg:y="0.316cm" chart:style-name="ch2">
          <text:p>Kai reverse - squished</text:p>
        </chart:title>
        <chart:legend chart:legend-position="end" svg:x="13.737cm" svg:y="4.201cm" style:legend-expansion="high" chart:style-name="ch3"/>
        <chart:plot-area chart:style-name="ch4" table:cell-range-address="reverse.A82:reverse.B101" chart:data-source-has-labels="column" svg:x="0.32cm" svg:y="1.275cm" svg:width="13.097cm" svg:height="7.545cm">
          <chartooo:coordinate-region svg:x="1.418cm" svg:y="1.275cm" svg:width="11.859cm" svg:height="6.03cm"/>
          <chart:axis chart:dimension="x" chart:name="primary-x" chart:style-name="ch5" chartooo:axis-type="auto">
            <chartooo:date-scale/>
            <chart:categories table:cell-range-address="reverse.A82:reverse.A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erse.B82:reverse.B101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reverse.A82:reverse.A101</svg:desc>
                </draw:g>
              </table:table-cell>
              <table:table-cell office:value-type="float" office:value="0.00143153667449951">
                <text:p>0.00143153667449951</text:p>
                <draw:g>
                  <svg:desc>reverse.B82:reverse.B101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290732383728027">
                <text:p>0.0029073238372802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420764684677124">
                <text:p>0.0042076468467712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563324689865112">
                <text:p>0.00563324689865112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697662830352783">
                <text:p>0.0069766283035278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837994813919068">
                <text:p>0.00837994813919068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979748964309692">
                <text:p>0.0097974896430969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113489985466003">
                <text:p>0.011348998546600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128016948699951">
                <text:p>0.012801694869995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140152454376221">
                <text:p>0.0140152454376221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0155184388160706">
                <text:p>0.015518438816070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171516180038452">
                <text:p>0.0171516180038452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018805992603302">
                <text:p>0.01880599260330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197872519493103">
                <text:p>0.019787251949310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21299421787262">
                <text:p>0.02129942178726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226233005523682">
                <text:p>0.0226233005523682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0.024052894115448">
                <text:p>0.024052894115448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255151510238647">
                <text:p>0.0255151510238647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0.0268387913703918">
                <text:p>0.026838791370391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283810138702393">
                <text:p>0.02838101387023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76cm" svg:y="0.316cm" chart:style-name="ch2">
          <text:p>Colin merge sort</text:p>
        </chart:title>
        <chart:legend chart:legend-position="end" svg:x="13.148cm" svg:y="4.201cm" style:legend-expansion="high" chart:style-name="ch3"/>
        <chart:plot-area chart:style-name="ch4" table:cell-range-address="merge_sort.A26:merge_sort.B45" chart:data-source-has-labels="column" svg:x="0.32cm" svg:y="1.275cm" svg:width="12.508cm" svg:height="7.545cm">
          <chartooo:coordinate-region svg:x="1.047cm" svg:y="1.474cm" svg:width="11.225cm" svg:height="6.699cm"/>
          <chart:axis chart:dimension="x" chart:name="primary-x" chart:style-name="ch5" chartooo:axis-type="auto">
            <chart:categories table:cell-range-address="merge_sort.A26:merge_sort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rge_sort.B26:merge_sort.B45" chart:class="chart:scatter">
            <chart:domain table:cell-range-address="merge_sort.A26:merge_sort.A45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merge_sort.A26:merge_sort.A45</svg:desc>
                </draw:g>
              </table:table-cell>
              <table:table-cell office:value-type="float" office:value="0.049070942401886">
                <text:p>0.049070942401886</text:p>
                <draw:g>
                  <svg:desc>merge_sort.B26:merge_sort.B45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102617526054382">
                <text:p>0.10261752605438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160116732120514">
                <text:p>0.16011673212051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221399521827698">
                <text:p>0.221399521827698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283692812919617">
                <text:p>0.283692812919617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343800699710846">
                <text:p>0.343800699710846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4054567694664">
                <text:p>0.405456769466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466533374786377">
                <text:p>0.466533374786377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532065165042877">
                <text:p>0.53206516504287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598036074638367">
                <text:p>0.598036074638367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65882842540741">
                <text:p>0.65882842540741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724157452583313">
                <text:p>0.72415745258331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811610496044159">
                <text:p>0.811610496044159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886762177944183">
                <text:p>0.886762177944183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931760191917419">
                <text:p>0.931760191917419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.01682685613632">
                <text:p>1.01682685613632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.06495312452316">
                <text:p>1.0649531245231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.14144420623779">
                <text:p>1.14144420623779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1.19079787731171">
                <text:p>1.1907978773117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30197205543518">
                <text:p>1.301972055435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75cm" svg:y="0.316cm" chart:style-name="ch2">
          <text:p>Python timsort</text:p>
        </chart:title>
        <chart:legend chart:legend-position="end" svg:x="13.148cm" svg:y="4.201cm" style:legend-expansion="high" chart:style-name="ch3"/>
        <chart:plot-area chart:style-name="ch4" table:cell-range-address="merge_sort.A3:merge_sort.B22" chart:data-source-has-labels="column" svg:x="0.32cm" svg:y="1.275cm" svg:width="12.508cm" svg:height="7.545cm">
          <chartooo:coordinate-region svg:x="1.232cm" svg:y="1.275cm" svg:width="11.456cm" svg:height="6.03cm"/>
          <chart:axis chart:dimension="x" chart:name="primary-x" chart:style-name="ch5" chartooo:axis-type="auto">
            <chartooo:date-scale/>
            <chart:categories table:cell-range-address="merge_sort.A3:merge_sort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rge_sort.B3:merge_sort.B22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merge_sort.A3:merge_sort.A22</svg:desc>
                </draw:g>
              </table:table-cell>
              <table:table-cell office:value-type="float" office:value="0.0020378589630127">
                <text:p>0.0020378589630127</text:p>
                <draw:g>
                  <svg:desc>merge_sort.B3:merge_sort.B22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429712533950806">
                <text:p>0.0042971253395080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660542249679566">
                <text:p>0.0066054224967956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934441089630127">
                <text:p>0.0093444108963012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118625044822693">
                <text:p>0.011862504482269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144827485084534">
                <text:p>0.0144827485084534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174512505531311">
                <text:p>0.017451250553131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204499006271362">
                <text:p>0.0204499006271362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234105348587036">
                <text:p>0.023410534858703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262785196304321">
                <text:p>0.0262785196304321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0295626282691956">
                <text:p>0.029562628269195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324939727783203">
                <text:p>0.032493972778320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0350197315216064">
                <text:p>0.0350197315216064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407127857208252">
                <text:p>0.0407127857208252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413282752037048">
                <text:p>0.041328275203704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442038536071777">
                <text:p>0.0442038536071777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0.0479154348373413">
                <text:p>0.047915434837341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503749966621399">
                <text:p>0.0503749966621399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0.053644335269928">
                <text:p>0.05364433526992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56782865524292">
                <text:p>0.05678286552429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Colin selection sort</text:p>
        </chart:title>
        <chart:legend chart:legend-position="end" svg:x="13.737cm" svg:y="4.201cm" style:legend-expansion="high" chart:style-name="ch3"/>
        <chart:plot-area chart:style-name="ch4" table:cell-range-address="selection_sort.A25:selection_sort.B44" chart:data-source-has-labels="column" svg:x="0.32cm" svg:y="1.275cm" svg:width="13.097cm" svg:height="7.545cm">
          <chartooo:coordinate-region svg:x="1.047cm" svg:y="1.275cm" svg:width="12.228cm" svg:height="6.16cm"/>
          <chart:axis chart:dimension="x" chart:name="primary-x" chart:style-name="ch5" chartooo:axis-type="auto">
            <chartooo:date-scale/>
            <chart:categories table:cell-range-address="selection_sort.A25:selection_sort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election_sort.B25:selection_sort.B44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500">
                <text:p>500</text:p>
                <draw:g>
                  <svg:desc>selection_sort.A25:selection_sort.A44</svg:desc>
                </draw:g>
              </table:table-cell>
              <table:table-cell office:value-type="float" office:value="0.00766168832778931">
                <text:p>0.00766168832778931</text:p>
                <draw:g>
                  <svg:desc>selection_sort.B25:selection_sort.B44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282338976860046">
                <text:p>0.0282338976860046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624373078346252">
                <text:p>0.062437307834625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113608610630035">
                <text:p>0.11360861063003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174583923816681">
                <text:p>0.17458392381668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251344859600067">
                <text:p>0.251344859600067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337862372398376">
                <text:p>0.33786237239837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439311408996582">
                <text:p>0.439311408996582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563469278812408">
                <text:p>0.56346927881240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692076873779297">
                <text:p>0.69207687377929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837706279754639">
                <text:p>0.83770627975463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99552446603775">
                <text:p>0.99552446603775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.17390093803406">
                <text:p>1.1739009380340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34182040691376">
                <text:p>1.3418204069137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.54961423873901">
                <text:p>1.5496142387390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75046730041504">
                <text:p>1.75046730041504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.99687157869339">
                <text:p>1.9968715786933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.22951233386993">
                <text:p>2.22951233386993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2.48935866355896">
                <text:p>2.4893586635589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74155429601669">
                <text:p>2.741554296016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